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C0000033C591A6183482B22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ázek1" text:anchor-type="char" svg:x="-1.998cm" svg:y="-1.991cm" svg:width="7.001cm" svg:height="7.001cm" draw:z-index="0"><draw:image xlink:href="Pictures/100000010000033C0000033C591A6183482B2260.png" xlink:type="simple" xlink:show="embed" xlink:actuate="onLoad" draw:mime-type="image/png"/></draw:frame><draw:frame draw:style-name="fr1" draw:name="Obrázek1 kopie 1" text:anchor-type="char" svg:x="5.001cm" svg:y="-2cm" svg:width="7.001cm" svg:height="7.001cm" draw:z-index="1"><draw:image xlink:href="Pictures/100000010000033C0000033C591A6183482B2260.png" xlink:type="simple" xlink:show="embed" xlink:actuate="onLoad" draw:mime-type="image/png"/></draw:frame><draw:frame draw:style-name="fr1" draw:name="Obrázek1 kopie 2" text:anchor-type="char" svg:x="12cm" svg:y="-2cm" svg:width="7.001cm" svg:height="7.001cm" draw:z-index="2"><draw:image xlink:href="Pictures/100000010000033C0000033C591A6183482B2260.png" xlink:type="simple" xlink:show="embed" xlink:actuate="onLoad" draw:mime-type="image/png"/></draw:frame><draw:frame draw:style-name="fr1" draw:name="Obrázek1 kopie 3" text:anchor-type="char" svg:x="-1.998cm" svg:y="5.008cm" svg:width="7.001cm" svg:height="7.001cm" draw:z-index="3"><draw:image xlink:href="Pictures/100000010000033C0000033C591A6183482B2260.png" xlink:type="simple" xlink:show="embed" xlink:actuate="onLoad" draw:mime-type="image/png"/></draw:frame><draw:frame draw:style-name="fr1" draw:name="Obrázek1 kopie 4" text:anchor-type="char" svg:x="-1.998cm" svg:y="12.007cm" svg:width="7.001cm" svg:height="7.001cm" draw:z-index="4"><draw:image xlink:href="Pictures/100000010000033C0000033C591A6183482B2260.png" xlink:type="simple" xlink:show="embed" xlink:actuate="onLoad" draw:mime-type="image/png"/></draw:frame><draw:frame draw:style-name="fr1" draw:name="Obrázek1 kopie 5" text:anchor-type="char" svg:x="5.001cm" svg:y="5.008cm" svg:width="7.001cm" svg:height="7.001cm" draw:z-index="5"><draw:image xlink:href="Pictures/100000010000033C0000033C591A6183482B2260.png" xlink:type="simple" xlink:show="embed" xlink:actuate="onLoad" draw:mime-type="image/png"/></draw:frame><draw:frame draw:style-name="fr1" draw:name="Obrázek1 kopie 6" text:anchor-type="char" svg:x="12cm" svg:y="5.008cm" svg:width="7.001cm" svg:height="7.001cm" draw:z-index="6"><draw:image xlink:href="Pictures/100000010000033C0000033C591A6183482B2260.png" xlink:type="simple" xlink:show="embed" xlink:actuate="onLoad" draw:mime-type="image/png"/></draw:frame><draw:frame draw:style-name="fr1" draw:name="Obrázek1 kopie 7" text:anchor-type="char" svg:x="5.001cm" svg:y="12.007cm" svg:width="7.001cm" svg:height="7.001cm" draw:z-index="7"><draw:image xlink:href="Pictures/100000010000033C0000033C591A6183482B2260.png" xlink:type="simple" xlink:show="embed" xlink:actuate="onLoad" draw:mime-type="image/png"/></draw:frame><draw:frame draw:style-name="fr1" draw:name="Obrázek1 kopie 8" text:anchor-type="char" svg:x="12cm" svg:y="12.007cm" svg:width="7.001cm" svg:height="7.001cm" draw:z-index="8"><draw:image xlink:href="Pictures/100000010000033C0000033C591A6183482B2260.png" xlink:type="simple" xlink:show="embed" xlink:actuate="onLoad" draw:mime-type="image/png"/></draw:frame><draw:frame draw:style-name="fr1" draw:name="Obrázek1 kopie 9" text:anchor-type="char" svg:x="-1.998cm" svg:y="19.006cm" svg:width="7.001cm" svg:height="7.001cm" draw:z-index="9"><draw:image xlink:href="Pictures/100000010000033C0000033C591A6183482B2260.png" xlink:type="simple" xlink:show="embed" xlink:actuate="onLoad" draw:mime-type="image/png"/></draw:frame><draw:frame draw:style-name="fr1" draw:name="Obrázek1 kopie 10" text:anchor-type="char" svg:x="5.001cm" svg:y="19.006cm" svg:width="7.001cm" svg:height="7.001cm" draw:z-index="10"><draw:image xlink:href="Pictures/100000010000033C0000033C591A6183482B2260.png" xlink:type="simple" xlink:show="embed" xlink:actuate="onLoad" draw:mime-type="image/png"/></draw:frame><draw:frame draw:style-name="fr1" draw:name="Obrázek1 kopie 11" text:anchor-type="char" svg:x="12cm" svg:y="19.006cm" svg:width="7.001cm" svg:height="7.001cm" draw:z-index="11"><draw:image xlink:href="Pictures/100000010000033C0000033C591A6183482B22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09:56:46.194000000</meta:creation-date>
    <meta:print-date>2023-10-25T09:58:06.289000000</meta:print-date>
    <dc:date>2023-10-25T10:10:29.211000000</dc:date>
    <meta:editing-duration>PT13M43S</meta:editing-duration>
    <meta:editing-cycles>1</meta:editing-cycles>
    <meta:document-statistic meta:table-count="0" meta:image-count="12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